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Standard">
      <style:text-properties officeooo:paragraph-rsid="00107d8e"/>
    </style:style>
    <style:style style:name="P3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officeooo:rsid="009bb0ed" officeooo:paragraph-rsid="009bb0ed" style:language-asian="zxx" style:country-asian="none" style:language-complex="zxx" style:country-complex="none"/>
    </style:style>
    <style:style style:name="P9" style:family="paragraph" style:parent-style-name="Text_20_body">
      <style:text-properties officeooo:rsid="009d46ed" officeooo:paragraph-rsid="009d46ed"/>
    </style:style>
    <style:style style:name="P10" style:family="paragraph" style:parent-style-name="Text_20_body">
      <style:paragraph-properties fo:text-align="justify" style:justify-single-word="false"/>
      <style:text-properties style:font-name="Ubuntu1" fo:font-size="11pt" officeooo:rsid="009d46ed" officeooo:paragraph-rsid="009d46ed"/>
    </style:style>
    <style:style style:name="P11" style:family="paragraph" style:parent-style-name="Text_20_body">
      <style:text-properties style:font-name="Ubuntu1" fo:font-size="11pt" fo:font-weight="normal" officeooo:rsid="00a87253" officeooo:paragraph-rsid="00a87253"/>
    </style:style>
    <style:style style:name="P12" style:family="paragraph" style:parent-style-name="Text_20_body">
      <style:text-properties officeooo:rsid="009e9ce1" officeooo:paragraph-rsid="009e9ce1"/>
    </style:style>
    <style:style style:name="P13" style:family="paragraph" style:parent-style-name="Text_20_body">
      <style:text-properties officeooo:rsid="00a0c794" officeooo:paragraph-rsid="00a0c794"/>
    </style:style>
    <style:style style:name="P14" style:family="paragraph" style:parent-style-name="Text_20_body">
      <style:text-properties officeooo:rsid="00a10f55" officeooo:paragraph-rsid="00a10f55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Standard" style:master-page-name="First_20_Page">
      <style:paragraph-properties style:page-number="auto"/>
      <style:text-properties officeooo:paragraph-rsid="00107d8e"/>
    </style:style>
    <style:style style:name="P18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19" style:family="paragraph" style:parent-style-name="Heading_20_1">
      <style:paragraph-properties fo:break-before="page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2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3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0a4296a"/>
    </style:style>
    <style:style style:name="T5" style:family="text">
      <style:text-properties officeooo:rsid="00a6a733"/>
    </style:style>
    <style:style style:name="T6" style:family="text">
      <style:text-properties officeooo:rsid="00c35adf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8</text:p>
          </table:table-cell>
        </table:table-row>
        <table:table-row table:style-name="Table1.1">
          <table:table-cell table:style-name="Table1.A1" office:value-type="string">
            <text:p text:style-name="P6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<text:span text:style-name="T2">d</text:span>r hab. <text:span text:style-name="T2">i</text:span>nż. Volodymyr Samotyy</text:p>
          </table:table-cell>
        </table:table-row>
      </table:table>
      <text:p text:style-name="P2"><draw:frame text:anchor-type="paragraph" draw:z-index="0" draw:name="Shape1" draw:style-name="gr3" draw:text-style-name="P23" svg:width="16.431cm" svg:height="1.879cm" svg:x="0.219cm" svg:y="5.244cm"><draw:text-box><text:p text:style-name="P20"><text:span text:style-name="T9">Politechnika Krakowska</text:span></text:p></draw:text-box></draw:frame><draw:frame text:anchor-type="paragraph" draw:z-index="1" draw:name="Shape2" draw:style-name="gr2" draw:text-style-name="P22" svg:width="16.458cm" svg:height="1.625cm" svg:x="0.219cm" svg:y="7.123cm"><draw:text-box><text:p text:style-name="P20"><text:span text:style-name="T7">Wydział Inżynierii Elektrycznej i Komputerowej</text:span></text:p></draw:text-box></draw:frame><draw:frame text:anchor-type="paragraph" draw:z-index="2" draw:name="Shape3" draw:style-name="gr1" draw:text-style-name="P21" svg:width="16.431cm" svg:height="1.221cm" svg:x="0.245cm" svg:y="8.747cm"><draw:text-box><text:p text:style-name="P20"><text:span text:style-name="T7">Sprawozdanie</text:span><text:span text:style-name="T8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Spis treści</text:p>
          </text:index-title>
          <text:p text:style-name="P15"><text:a xlink:type="simple" xlink:href="#__RefHeading___Toc2654_4068231033" text:style-name="Index_20_Link" text:visited-style-name="Index_20_Link">Polecenie<text:tab/>1</text:a></text:p>
          <text:p text:style-name="P15"><text:a xlink:type="simple" xlink:href="#__RefHeading___Toc2660_4068231033" text:style-name="Index_20_Link" text:visited-style-name="Index_20_Link">Kod programu<text:tab/>2</text:a></text:p>
          <text:p text:style-name="P15"><text:a xlink:type="simple" xlink:href="#__RefHeading___Toc2662_4068231033" text:style-name="Index_20_Link" text:visited-style-name="Index_20_Link">Wyniki<text:tab/>4</text:a></text:p>
          <text:p text:style-name="P15"><text:a xlink:type="simple" xlink:href="#__RefHeading___Toc2664_4068231033" text:style-name="Index_20_Link" text:visited-style-name="Index_20_Link">Opis programu<text:tab/>5</text:a></text:p>
          <text:p text:style-name="P15"><text:a xlink:type="simple" xlink:href="#__RefHeading___Toc2666_4068231033" text:style-name="Index_20_Link" text:visited-style-name="Index_20_Link">Wnioski<text:tab/>6</text:a></text:p>
        </text:index-body>
      </text:table-of-content>
      <text:p text:style-name="P2"/>
      <text:h text:style-name="P18" text:outline-level="1"><text:bookmark-start text:name="__RefHeading___Toc2654_4068231033"/>Poleceni<text:span text:style-name="T3">e</text:span><text:bookmark-end text:name="__RefHeading___Toc2654_4068231033"/></text:h>
      <text:p text:style-name="P9">Wygenerować permutacje według niżej podanych specyfikacji.</text:p>
      <table:table table:name="Tabela1" table:style-name="Tabela1">
        <table:table-column table:style-name="Tabela1.A"/>
        <table:table-column table:style-name="Tabela1.B"/>
        <table:table-row table:style-name="TableLine98755696">
          <table:table-cell table:style-name="Tabela1.A1" office:value-type="string">
            <text:p text:style-name="P10">Numer zadania</text:p>
          </table:table-cell>
          <table:table-cell table:style-name="Tabela1.B1" office:value-type="string">
            <text:p text:style-name="P10">62</text:p>
          </table:table-cell>
        </table:table-row>
        <table:table-row table:style-name="TableLine98814672">
          <table:table-cell table:style-name="Tabela1.A2" office:value-type="string">
            <text:p text:style-name="P10">Zbiór</text:p>
          </table:table-cell>
          <table:table-cell table:style-name="Tabela1.B2" office:value-type="string">
            <text:p text:style-name="P10"><text:s/>literalny (a, b, c, …)</text:p>
          </table:table-cell>
        </table:table-row>
        <table:table-row table:style-name="TableLine98816128">
          <table:table-cell table:style-name="Tabela1.A2" office:value-type="string">
            <text:p text:style-name="P10">Algorytm permutacji</text:p>
          </table:table-cell>
          <table:table-cell table:style-name="Tabela1.B2" office:value-type="string">
            <text:p text:style-name="P10">1.11</text:p>
          </table:table-cell>
        </table:table-row>
        <table:table-row table:style-name="TableLine98816848">
          <table:table-cell table:style-name="Tabela1.A2" office:value-type="string">
            <text:p text:style-name="P10">Ilość elementów zbioru</text:p>
          </table:table-cell>
          <table:table-cell table:style-name="Tabela1.B2" office:value-type="string">
            <text:p text:style-name="P10">6</text:p>
          </table:table-cell>
        </table:table-row>
      </table:table>
      <text:p text:style-name="P9"/>
      <text:h text:style-name="P19" text:outline-level="1"><text:bookmark-start text:name="__RefHeading___Toc2660_4068231033"/>Kod programu<text:bookmark-end text:name="__RefHeading___Toc2660_4068231033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brief Recursive Heap's Algorithm</text:span></text:p>
      <text:p text:style-name="CodeC"><text:span text:style-name="_5f_OOoComputerSpecial"><text:s/></text:span><text:span text:style-name="_5f_OOoComputerComment">* @date 2021-12-17</text:span></text:p>
      <text:p text:style-name="CodeC"><text:span text:style-name="_5f_OOoComputerSpecial"><text:s/></text:span><text:span text:style-name="_5f_OOoComputerComment">* </text:span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Generate permutations considering letters with 6 elements in a set</text:span></text:p>
      <text:p text:style-name="CodeC"><text:span text:style-name="_5f_OOoComputerSpecial"><text:s text:c="2"/></text:span><text:span text:style-name="_5f_OOoComputerComment">* Permutation algorithm: 1.11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lib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Number of elements of the permutation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NUMBER_OF_LETTERS</text:span><text:span text:style-name="_5f_OOoComputerSpecial"> <text:s/></text:span><text:span text:style-name="_5f_OOoComputerLiteral">6</text:span></text:p>
      <text:p text:style-name="CodeC"><text:span text:style-name="_5f_OOoComputerComment">/*</text:span><text:span text:style-name="_5f_OOoComputerSpecial"> </text:span><text:span text:style-name="_5f_OOoComputerComment">Single permutation */</text:span></text:p>
      <text:p text:style-name="CodeC"><text:span text:style-name="_5f_OOoComputerKeyWord">char</text:span><text:span text:style-name="_5f_OOoComputerSpecial"> </text:span><text:span text:style-name="_5f_OOoComputerIdent">P</text:span><text:span text:style-name="_5f_OOoComputerSpecial">[</text:span><text:span text:style-name="_5f_OOoComputerIdent">NUMBER_OF_LETTERS</text:span><text:span text:style-name="_5f_OOoComputerSpecial">];</text:span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olors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BRED</text:span><text:span text:style-name="_5f_OOoComputerSpecial"> </text:span><text:span text:style-name="_5f_OOoComputerLiteral">"\e[1;31m"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RESET</text:span><text:span text:style-name="_5f_OOoComputerSpecial"> </text:span><text:span text:style-name="_5f_OOoComputerLiteral">"\e[0m"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BYEL</text:span><text:span text:style-name="_5f_OOoComputerSpecial"> </text:span><text:span text:style-name="_5f_OOoComputerLiteral">"\e[1;33m"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Exchange values of two elements of an array */</text:span></text:p>
      <text:p text:style-name="CodeC"><text:span text:style-name="_5f_OOoComputerKeyWord">void</text:span><text:span text:style-name="_5f_OOoComputerSpecial"> </text:span><text:span text:style-name="_5f_OOoComputerIdent">exch</text:span><text:span text:style-name="_5f_OOoComputerSpecial">(</text:span><text:span text:style-name="_5f_OOoComputerKeyWord">char</text:span><text:span text:style-name="_5f_OOoComputerSpecial"> </text:span><text:span text:style-name="_5f_OOoComputerIdent">v</text:span><text:span text:style-name="_5f_OOoComputerSpecial">[], </text:span><text:span text:style-name="_5f_OOoComputerKeyWord">int</text:span><text:span text:style-name="_5f_OOoComputerSpecial"> </text:span><text:span text:style-name="_5f_OOoComputerIdent">i</text:span><text:span text:style-name="_5f_OOoComputerSpecial">, </text:span><text:span text:style-name="_5f_OOoComputerKeyWord">int</text:span><text:span text:style-name="_5f_OOoComputerSpecial"> </text:span><text:span text:style-name="_5f_OOoComputerIdent">j</text:span><text:span text:style-name="_5f_OOoComputerSpecial">) {</text:span></text:p>
      <text:p text:style-name="CodeC"><text:span text:style-name="_5f_OOoComputerSpecial"><text:s text:c="2"/></text:span><text:span text:style-name="_5f_OOoComputerKeyWord">char</text:span><text:span text:style-name="_5f_OOoComputerSpecial"> </text:span><text:span text:style-name="_5f_OOoComputerIdent">temp</text:span><text:span text:style-name="_5f_OOoComputerSpecial"> = </text:span><text:span text:style-name="_5f_OOoComputerIdent">v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2"/></text:span><text:span text:style-name="_5f_OOoComputerIdent">v</text:span><text:span text:style-name="_5f_OOoComputerSpecial">[</text:span><text:span text:style-name="_5f_OOoComputerIdent">i</text:span><text:span text:style-name="_5f_OOoComputerSpecial">] = </text:span><text:span text:style-name="_5f_OOoComputerIdent">v</text:span><text:span text:style-name="_5f_OOoComputerSpecial">[</text:span><text:span text:style-name="_5f_OOoComputerIdent">j</text:span><text:span text:style-name="_5f_OOoComputerSpecial">];</text:span></text:p>
      <text:p text:style-name="CodeC"><text:span text:style-name="_5f_OOoComputerSpecial"><text:s text:c="2"/></text:span><text:span text:style-name="_5f_OOoComputerIdent">v</text:span><text:span text:style-name="_5f_OOoComputerSpecial">[</text:span><text:span text:style-name="_5f_OOoComputerIdent">j</text:span><text:span text:style-name="_5f_OOoComputerSpecial">] = </text:span><text:span text:style-name="_5f_OOoComputerIdent">temp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Return true if number if even, false otherwise */</text:span></text:p>
      <text:p text:style-name="CodeC"><text:span text:style-name="_5f_OOoComputerIdent">_Bool</text:span><text:span text:style-name="_5f_OOoComputerSpecial"> </text:span><text:span text:style-name="_5f_OOoComputerIdent">isEven</text:span><text:span text:style-name="_5f_OOoComputerSpecial">(</text:span><text:span text:style-name="_5f_OOoComputerKeyWord">int</text:span><text:span text:style-name="_5f_OOoComputerSpecial"> </text:span><text:span text:style-name="_5f_OOoComputerIdent">n</text:span><text:span text:style-name="_5f_OOoComputerSpecial">) { </text:span><text:span text:style-name="_5f_OOoComputerKeyWord">return</text:span><text:span text:style-name="_5f_OOoComputerSpecial"> !(</text:span><text:span text:style-name="_5f_OOoComputerIdent">n</text:span><text:span text:style-name="_5f_OOoComputerSpecial"> % </text:span><text:span text:style-name="_5f_OOoComputerLiteral">2</text:span><text:span text:style-name="_5f_OOoComputerSpecial">); 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Generate permutations. m is the number of initial elements of the permutation set. m = NUMBER_OF_LETTERS initially. Later, m &lt; NUMBER_OF_LETTERS. Performs permutations by calling itself with m-th element unaltered and then m-1 times with m-th element exchanged for one of initial m-1 elements. */</text:span></text:p>
      <text:p text:style-name="CodeC"><text:span text:style-name="_5f_OOoComputerKeyWord">void</text:span><text:span text:style-name="_5f_OOoComputerSpecial"> </text:span><text:span text:style-name="_5f_OOoComputerIdent">PERM</text:span><text:span text:style-name="_5f_OOoComputerSpecial">(</text:span><text:span text:style-name="_5f_OOoComputerKeyWord">int</text:span><text:span text:style-name="_5f_OOoComputerSpecial"> </text:span><text:span text:style-name="_5f_OOoComputerIdent">m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Number of permutation */</text:span></text:p>
      <text:p text:style-name="CodeC"><text:span text:style-name="_5f_OOoComputerSpecial"><text:s text:c="2"/></text:span><text:span text:style-name="_5f_OOoComputerKeyWord">static</text:span><text:span text:style-name="_5f_OOoComputerSpecial"> </text:span><text:span text:style-name="_5f_OOoComputerKeyWord">int</text:span><text:span text:style-name="_5f_OOoComputerSpecial"> </text:span><text:span text:style-name="_5f_OOoComputerIdent">noPerm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Value of m and i on previous iteration. For colors. */</text:span></text:p>
      <text:p text:style-name="CodeC"><text:span text:style-name="_5f_OOoComputerSpecial"><text:s text:c="2"/></text:span><text:span text:style-name="_5f_OOoComputerKeyWord">static</text:span><text:span text:style-name="_5f_OOoComputerSpecial"> </text:span><text:span text:style-name="_5f_OOoComputerKeyWord">int</text:span><text:span text:style-name="_5f_OOoComputerSpecial"> </text:span><text:span text:style-name="_5f_OOoComputerIdent">mval</text:span><text:span text:style-name="_5f_OOoComputerSpecial"> = -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KeyWord">static</text:span><text:span text:style-name="_5f_OOoComputerSpecial"> </text:span><text:span text:style-name="_5f_OOoComputerKeyWord">int</text:span><text:span text:style-name="_5f_OOoComputerSpecial"> </text:span><text:span text:style-name="_5f_OOoComputerIdent">ival</text:span><text:span text:style-name="_5f_OOoComputerSpecial"> = -</text:span><text:span text:style-name="_5f_OOoComputerLiteral">1</text:span><text:span text:style-name="_5f_OOoComputerSpecial">;</text:span></text:p>
      <text:p text:style-name="CodeC"><text:span text:style-name="_5f_OOoComputerSpecial"/></text:p>
      <text:p text:style-name="CodeC"><text:soft-page-break/><text:span text:style-name="_5f_OOoComputerSpecial"><text:s text:c="2"/></text:span><text:span text:style-name="_5f_OOoComputerComment">/*</text:span><text:span text:style-name="_5f_OOoComputerSpecial"> </text:span><text:span text:style-name="_5f_OOoComputerComment">Base case - print results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m</text:span><text:span text:style-name="_5f_OOoComputerSpecial"> == </text:span><text:span text:style-name="_5f_OOoComputerLiteral">1</text:span><text:span text:style-name="_5f_OOoComputerSpecial">) {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%5i:\t"</text:span><text:span text:style-name="_5f_OOoComputerSpecial">, </text:span><text:span text:style-name="_5f_OOoComputerIdent">noPerm</text:span><text:span text:style-name="_5f_OOoComputerSpecial">++)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UMBER_OF_LETTERS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Highlight transpositions. */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i</text:span><text:span text:style-name="_5f_OOoComputerSpecial"> == </text:span><text:span text:style-name="_5f_OOoComputerIdent">mval</text:span><text:span text:style-name="_5f_OOoComputerSpecial">)</text:span></text:p>
      <text:p text:style-name="CodeC"><text:span text:style-name="_5f_OOoComputerSpecial"><text:s text:c="8"/></text:span><text:span text:style-name="_5f_OOoComputerIdent">printf</text:span><text:span text:style-name="_5f_OOoComputerSpecial">(</text:span><text:span text:style-name="_5f_OOoComputerLiteral">"%s%5c%s"</text:span><text:span text:style-name="_5f_OOoComputerSpecial">, </text:span><text:span text:style-name="_5f_OOoComputerIdent">C_BRED</text:span><text:span text:style-name="_5f_OOoComputerSpecial">, </text:span><text:span text:style-name="_5f_OOoComputerIdent">P</text:span><text:span text:style-name="_5f_OOoComputerSpecial">[</text:span><text:span text:style-name="_5f_OOoComputerIdent">i</text:span><text:span text:style-name="_5f_OOoComputerSpecial">], </text:span><text:span text:style-name="_5f_OOoComputerIdent">C_RESET</text:span><text:span text:style-name="_5f_OOoComputerSpecial">);</text:span></text:p>
      <text:p text:style-name="CodeC"><text:span text:style-name="_5f_OOoComputerSpecial"><text:s text:c="6"/></text:span><text:span text:style-name="_5f_OOoComputerKeyWord">else</text:span><text:span text:style-name="_5f_OOoComputerSpecial"> </text:span><text:span text:style-name="_5f_OOoComputerKeyWord">if</text:span><text:span text:style-name="_5f_OOoComputerSpecial"> (</text:span><text:span text:style-name="_5f_OOoComputerIdent">i</text:span><text:span text:style-name="_5f_OOoComputerSpecial"> == </text:span><text:span text:style-name="_5f_OOoComputerIdent">ival</text:span><text:span text:style-name="_5f_OOoComputerSpecial">)</text:span></text:p>
      <text:p text:style-name="CodeC"><text:span text:style-name="_5f_OOoComputerSpecial"><text:s text:c="8"/></text:span><text:span text:style-name="_5f_OOoComputerIdent">printf</text:span><text:span text:style-name="_5f_OOoComputerSpecial">(</text:span><text:span text:style-name="_5f_OOoComputerLiteral">"%s%5c%s"</text:span><text:span text:style-name="_5f_OOoComputerSpecial">, </text:span><text:span text:style-name="_5f_OOoComputerIdent">C_BYEL</text:span><text:span text:style-name="_5f_OOoComputerSpecial">, </text:span><text:span text:style-name="_5f_OOoComputerIdent">P</text:span><text:span text:style-name="_5f_OOoComputerSpecial">[</text:span><text:span text:style-name="_5f_OOoComputerIdent">i</text:span><text:span text:style-name="_5f_OOoComputerSpecial">], </text:span><text:span text:style-name="_5f_OOoComputerIdent">C_RESET</text:span><text:span text:style-name="_5f_OOoComputerSpecial">);</text:span></text:p>
      <text:p text:style-name="CodeC"><text:span text:style-name="_5f_OOoComputerSpecial"><text:s text:c="6"/></text:span><text:span text:style-name="_5f_OOoComputerKeyWord">else</text:span></text:p>
      <text:p text:style-name="CodeC"><text:span text:style-name="_5f_OOoComputerSpecial"><text:s text:c="8"/></text:span><text:span text:style-name="_5f_OOoComputerIdent">printf</text:span><text:span text:style-name="_5f_OOoComputerSpecial">(</text:span><text:span text:style-name="_5f_OOoComputerLiteral">"%5c"</text:span><text:span text:style-name="_5f_OOoComputerSpecial">, </text:span><text:span text:style-name="_5f_OOoComputerIdent">P</text:span><text:span text:style-name="_5f_OOoComputerSpecial">[</text:span><text:span text:style-name="_5f_OOoComputerIdent">i</text:span><text:span text:style-name="_5f_OOoComputerSpecial">]);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><text:s text:c="2"/>} 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PERM</text:span><text:span text:style-name="_5f_OOoComputerSpecial">(</text:span><text:span text:style-name="_5f_OOoComputerIdent">m</text:span><text:span text:style-name="_5f_OOoComputerSpecial"> - </text:span><text:span text:style-name="_5f_OOoComputerLiteral">1</text:span><text:span text:style-name="_5f_OOoComputerSpecial">);</text:span></text:p>
      <text:p text:style-name="CodeC"><text:span text:style-name="_5f_OOoComputerSpecial"><text:s text:c="4"/>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m-th element swapped with each m-1 */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m</text:span><text:span text:style-name="_5f_OOoComputerSpecial">-</text:span><text:span text:style-name="_5f_OOoComputerLiteral">1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Swap dependent on parity of m (even) */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isEven</text:span><text:span text:style-name="_5f_OOoComputerSpecial">(</text:span><text:span text:style-name="_5f_OOoComputerIdent">m</text:span><text:span text:style-name="_5f_OOoComputerSpecial">))</text:span></text:p>
      <text:p text:style-name="CodeC"><text:span text:style-name="_5f_OOoComputerSpecial"><text:s text:c="8"/></text:span><text:span text:style-name="_5f_OOoComputerIdent">exch</text:span><text:span text:style-name="_5f_OOoComputerSpecial">(</text:span><text:span text:style-name="_5f_OOoComputerIdent">P</text:span><text:span text:style-name="_5f_OOoComputerSpecial">, </text:span><text:span text:style-name="_5f_OOoComputerIdent">i</text:span><text:span text:style-name="_5f_OOoComputerSpecial">, </text:span><text:span text:style-name="_5f_OOoComputerIdent">m</text:span><text:span text:style-name="_5f_OOoComputerSpecial"> - </text:span><text:span text:style-name="_5f_OOoComputerLiteral">1</text:span><text:span text:style-name="_5f_OOoComputerSpecial">)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Odd */</text:span></text:p>
      <text:p text:style-name="CodeC"><text:span text:style-name="_5f_OOoComputerSpecial"><text:s text:c="6"/></text:span><text:span text:style-name="_5f_OOoComputerKeyWord">else</text:span></text:p>
      <text:p text:style-name="CodeC"><text:span text:style-name="_5f_OOoComputerSpecial"><text:s text:c="8"/></text:span><text:span text:style-name="_5f_OOoComputerIdent">exch</text:span><text:span text:style-name="_5f_OOoComputerSpecial">(</text:span><text:span text:style-name="_5f_OOoComputerIdent">P</text:span><text:span text:style-name="_5f_OOoComputerSpecial">, </text:span><text:span text:style-name="_5f_OOoComputerLiteral">0</text:span><text:span text:style-name="_5f_OOoComputerSpecial">, </text:span><text:span text:style-name="_5f_OOoComputerIdent">m</text:span><text:span text:style-name="_5f_OOoComputerSpecial">-</text:span><text:span text:style-name="_5f_OOoComputerLiteral">1</text:span><text:span text:style-name="_5f_OOoComputerSpecial">);</text:span></text:p>
      <text:p text:style-name="CodeC"><text:span text:style-name="_5f_OOoComputerSpecial"><text:s text:c="6"/></text:span><text:span text:style-name="_5f_OOoComputerIdent">mval</text:span><text:span text:style-name="_5f_OOoComputerSpecial"> = </text:span><text:span text:style-name="_5f_OOoComputerIdent">m</text:span><text:span text:style-name="_5f_OOoComputerSpecial"> - </text:span><text:span text:style-name="_5f_OOoComputerLiteral">1</text:span><text:span text:style-name="_5f_OOoComputerSpecial">;</text:span></text:p>
      <text:p text:style-name="CodeC"><text:span text:style-name="_5f_OOoComputerSpecial"><text:s text:c="6"/></text:span><text:span text:style-name="_5f_OOoComputerIdent">ival</text:span><text:span text:style-name="_5f_OOoComputerSpecial"> = </text:span><text:span text:style-name="_5f_OOoComputerIdent">i</text:span><text:span text:style-name="_5f_OOoComputerSpecial">;</text:span></text:p>
      <text:p text:style-name="CodeC"><text:span text:style-name="_5f_OOoComputerSpecial"><text:s text:c="6"/></text:span><text:span text:style-name="_5f_OOoComputerIdent">PERM</text:span><text:span text:style-name="_5f_OOoComputerSpecial">(</text:span><text:span text:style-name="_5f_OOoComputerIdent">m</text:span><text:span text:style-name="_5f_OOoComputerSpecial"> - </text:span><text:span text:style-name="_5f_OOoComputerLiteral">1</text:span><text:span text:style-name="_5f_OOoComputerSpecial">);</text:span></text:p>
      <text:p text:style-name="CodeC"><text:span text:style-name="_5f_OOoComputerSpecial"><text:s text:c="4"/>}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alculate factorial of given number */</text:span></text:p>
      <text:p text:style-name="CodeC"><text:span text:style-name="_5f_OOoComputerKeyWord">long</text:span><text:span text:style-name="_5f_OOoComputerSpecial"> </text:span><text:span text:style-name="_5f_OOoComputerKeyWord">long</text:span><text:span text:style-name="_5f_OOoComputerSpecial"> </text:span><text:span text:style-name="_5f_OOoComputerIdent">factorial</text:span><text:span text:style-name="_5f_OOoComputerSpecial">(</text:span><text:span text:style-name="_5f_OOoComputerKeyWord">int</text:span><text:span text:style-name="_5f_OOoComputerSpecial"> </text:span><text:span text:style-name="_5f_OOoComputerIdent">n</text:span><text:span text:style-name="_5f_OOoComputerSpecial">) {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n</text:span><text:span text:style-name="_5f_OOoComputerSpecial"> &lt; </text:span><text:span text:style-name="_5f_OOoComputerLiteral">0</text:span><text:span text:style-name="_5f_OOoComputerSpecial">) 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KeyWord">else</text:span><text:span text:style-name="_5f_OOoComputerSpecial"> </text:span><text:span text:style-name="_5f_OOoComputerKeyWord">if</text:span><text:span text:style-name="_5f_OOoComputerSpecial"> (</text:span><text:span text:style-name="_5f_OOoComputerIdent">n</text:span><text:span text:style-name="_5f_OOoComputerSpecial"> == </text:span><text:span text:style-name="_5f_OOoComputerLiteral">0</text:span><text:span text:style-name="_5f_OOoComputerSpecial"> || </text:span><text:span text:style-name="_5f_OOoComputerIdent">n</text:span><text:span text:style-name="_5f_OOoComputerSpecial"> == </text:span><text:span text:style-name="_5f_OOoComputerLiteral">1</text:span><text:span text:style-name="_5f_OOoComputerSpecial">) </text:span><text:span text:style-name="_5f_OOoComputerKeyWord">return</text:span><text:span text:style-name="_5f_OOoComputerSpecial"> 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n</text:span><text:span text:style-name="_5f_OOoComputerSpecial"> * </text:span><text:span text:style-name="_5f_OOoComputerIdent">factorial</text:span><text:span text:style-name="_5f_OOoComputerSpecial">(</text:span><text:span text:style-name="_5f_OOoComputerIdent">n</text:span><text:span text:style-name="_5f_OOoComputerSpecial"> - </text:span><text:span text:style-name="_5f_OOoComputerLiteral">1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UMBER_OF_LETTERS</text:span><text:span text:style-name="_5f_OOoComputerSpecial">; </text:span><text:span text:style-name="_5f_OOoComputerIdent">i</text:span><text:span text:style-name="_5f_OOoComputerSpecial">++) </text:span><text:span text:style-name="_5f_OOoComputerIdent">P</text:span><text:span text:style-name="_5f_OOoComputerSpecial">[</text:span><text:span text:style-name="_5f_OOoComputerIdent">i</text:span><text:span text:style-name="_5f_OOoComputerSpecial">] = </text:span><text:span text:style-name="_5f_OOoComputerIdent">i</text:span><text:span text:style-name="_5f_OOoComputerSpecial"> + </text:span><text:span text:style-name="_5f_OOoComputerLiteral">'a'</text:span><text:span text:style-name="_5f_OOoComputerSpecial">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Ident">PERM</text:span><text:span text:style-name="_5f_OOoComputerSpecial">(</text:span><text:span text:style-name="_5f_OOoComputerIdent">NUMBER_OF_LETTERS</text:span><text:span text:style-name="_5f_OOoComputerSpecial">);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Predicted number of permutations: %lli\n"</text:span><text:span text:style-name="_5f_OOoComputerSpecial">, </text:span><text:span text:style-name="_5f_OOoComputerIdent">factorial</text:span><text:span text:style-name="_5f_OOoComputerSpecial">(</text:span><text:span text:style-name="_5f_OOoComputerIdent">NUMBER_OF_LETTERS</text:span><text:span text:style-name="_5f_OOoComputerSpecial">)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h text:style-name="P19" text:outline-level="1"><text:bookmark-start text:name="__RefHeading___Toc2662_4068231033"/>Wyniki<text:bookmark-end text:name="__RefHeading___Toc2662_4068231033"/></text:h>
      <text:p text:style-name="P12">Pomijam dla zwięzłości (720 wyników).</text:p>
      <text:h text:style-name="P19" text:outline-level="1"><text:bookmark-start text:name="__RefHeading___Toc2664_4068231033"/>Opis programu<text:bookmark-end text:name="__RefHeading___Toc2664_4068231033"/></text:h>
      <text:p text:style-name="P13">Funkcja main() tego programu składa się z pętli for(), która zapełnia tablicę P[] znakami alfabetu. Następnie wykonuje się funkcja PERM(), która przeprowadza permutacje. Na koniec, wypisywana jest przewidywana ilość permutacji, jaka powinna się wykonać (dla 6 to 6!=720).</text:p>
      <text:p text:style-name="P14">Funkcja PERM() przyjmuje w parametrze ilość permutacji, jaką ma wykonać. W zmiennej noPerm przechowywany jest aktualny numer permutacji, <text:span text:style-name="T4">zwiększany co każdą permutację. </text:span><text:span text:style-name="T5">Jeżeli parametr m wyniesie 1, to wypisywany jest wynik permutacji. W przeciwnym przypadku następuje rekurencja – algorytm odwołuje się do siebie samego z m-tym elementem niezmienionym, a następnie m-1 razy z m-tym elementem zmienionym. Zmiana dokonuje się na podstawie parzystości liczby m. Dla parzystych zamienia się elementy o indeksach i z m-1, dla nieparzystych o indeksach 0 z m-1.</text:span></text:p>
      <text:h text:style-name="P19" text:outline-level="1"><text:bookmark-start text:name="__RefHeading___Toc2666_4068231033"/>Wnioski<text:bookmark-end text:name="__RefHeading___Toc2666_4068231033"/></text:h>
      <text:p text:style-name="P11">Prawdziwość podanego algorytmu wynika z treści zadania. Uzyskane wyniki dają satysfakcjonującą ilość permutacji, <text:span text:style-name="T6">na czego podstawie można przypuszczać o poprawności implementacj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1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3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1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Kraków 2021</text:p>
      </style:footer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2-01-18T12:07:18.742170467</dc:date>
    <meta:editing-duration>PT9H1M13S</meta:editing-duration>
    <meta:editing-cycles>105</meta:editing-cycles>
    <meta:generator>LibreOffice/7.1.6.2$Linux_X86_64 LibreOffice_project/0e133318fcee89abacd6a7d077e292f1145735c3</meta:generator>
    <meta:document-statistic meta:table-count="2" meta:image-count="0" meta:object-count="0" meta:page-count="8" meta:paragraph-count="119" meta:word-count="589" meta:character-count="3700" meta:non-whitespace-character-count="3030"/>
  </office:meta>
</office:document-meta>
</file>